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23b80" officeooo:paragraph-rsid="00123b80"/>
    </style:style>
    <style:style style:name="P2" style:family="paragraph" style:parent-style-name="Standard">
      <style:text-properties fo:font-style="italic" officeooo:rsid="00123b80" officeooo:paragraph-rsid="00123b80" style:font-style-asian="italic" style:font-style-complex="italic"/>
    </style:style>
    <style:style style:name="P3" style:family="paragraph" style:parent-style-name="Standard">
      <style:text-properties fo:font-style="normal" officeooo:rsid="00123b80" officeooo:paragraph-rsid="00123b80" style:font-style-asian="normal" style:font-style-complex="normal"/>
    </style:style>
    <style:style style:name="P4" style:family="paragraph" style:parent-style-name="Standard" style:list-style-name="L1">
      <style:text-properties fo:font-style="normal" officeooo:rsid="0013fca3" officeooo:paragraph-rsid="0013fca3" style:font-style-asian="normal" style:font-style-complex="normal"/>
    </style:style>
    <style:style style:name="P5" style:family="paragraph" style:parent-style-name="Standard" style:list-style-name="L1">
      <style:text-properties fo:font-style="normal" officeooo:rsid="0013fca3" officeooo:paragraph-rsid="00171c89" style:font-style-asian="normal" style:font-style-complex="normal"/>
    </style:style>
    <style:style style:name="P6" style:family="paragraph" style:parent-style-name="Standard" style:list-style-name="L1">
      <style:text-properties fo:font-style="normal" officeooo:rsid="0013fca3" officeooo:paragraph-rsid="001a8d23" style:font-style-asian="normal" style:font-style-complex="normal"/>
    </style:style>
    <style:style style:name="P7" style:family="paragraph" style:parent-style-name="Standard">
      <style:text-properties fo:font-style="normal" officeooo:rsid="0013fca3" officeooo:paragraph-rsid="0013fca3" style:font-style-asian="normal" style:font-style-complex="normal"/>
    </style:style>
    <style:style style:name="P8" style:family="paragraph" style:parent-style-name="Standard" style:list-style-name="L1">
      <style:text-properties fo:font-style="normal" officeooo:rsid="001a8d23" officeooo:paragraph-rsid="001a8d23" style:font-style-asian="normal" style:font-style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officeooo:rsid="0013fca3" officeooo:paragraph-rsid="0013fca3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139c4e" officeooo:paragraph-rsid="00139c4e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171c89" officeooo:paragraph-rsid="00171c89" style:font-style-asian="normal" style:font-weight-asian="bold" style:font-style-complex="normal" style:font-weight-complex="bold"/>
    </style:style>
    <style:style style:name="P12" style:family="paragraph" style:parent-style-name="Standard" style:list-style-name="L2">
      <style:text-properties fo:font-style="normal" style:text-underline-style="none" fo:font-weight="normal" officeooo:rsid="0013fca3" officeooo:paragraph-rsid="0013fca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3fca3" officeooo:paragraph-rsid="0013fca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3fca3" officeooo:paragraph-rsid="00171c89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style:text-underline-style="none" fo:font-weight="normal" officeooo:rsid="00157da6" officeooo:paragraph-rsid="00157da6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font-style="normal" style:text-underline-style="none" fo:font-weight="normal" officeooo:rsid="00157da6" officeooo:paragraph-rsid="00157da6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style:text-underline-style="none" fo:font-weight="normal" officeooo:rsid="0015f534" officeooo:paragraph-rsid="0015f534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text-properties fo:font-style="normal" style:text-underline-style="none" fo:font-weight="normal" officeooo:rsid="00171c89" officeooo:paragraph-rsid="00171c8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71c89" officeooo:paragraph-rsid="00171c89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italic" officeooo:rsid="0013fca3" officeooo:paragraph-rsid="0013fca3" style:font-style-asian="italic" style:font-style-complex="italic"/>
    </style:style>
    <style:style style:name="P21" style:family="paragraph" style:parent-style-name="Standard" style:list-style-name="L1">
      <style:text-properties fo:font-style="italic" officeooo:rsid="0013fca3" officeooo:paragraph-rsid="00171c89" style:font-style-asian="italic" style:font-style-complex="italic"/>
    </style:style>
    <style:style style:name="P22" style:family="paragraph" style:parent-style-name="Standard" style:list-style-name="L2">
      <style:text-properties fo:font-style="italic" style:text-underline-style="none" fo:font-weight="normal" officeooo:rsid="0013fca3" officeooo:paragraph-rsid="0013fca3" style:font-style-asian="italic" style:font-weight-asian="normal" style:font-style-complex="italic" style:font-weight-complex="normal"/>
    </style:style>
    <style:style style:name="P23" style:family="paragraph" style:parent-style-name="Standard" style:list-style-name="L2">
      <style:text-properties fo:font-style="italic" style:text-underline-style="none" fo:font-weight="normal" officeooo:rsid="00157da6" officeooo:paragraph-rsid="00157da6" style:font-style-asian="italic" style:font-weight-asian="normal" style:font-style-complex="italic" style:font-weight-complex="normal"/>
    </style:style>
    <style:style style:name="P24" style:family="paragraph" style:parent-style-name="Standard" style:list-style-name="L3">
      <style:text-properties fo:font-style="italic" style:text-underline-style="none" fo:font-weight="normal" officeooo:rsid="00157da6" officeooo:paragraph-rsid="00157da6" style:font-style-asian="italic" style:font-weight-asian="normal" style:font-style-complex="italic" style:font-weight-complex="normal"/>
    </style:style>
    <style:style style:name="P25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139c4e" officeooo:paragraph-rsid="00139c4e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5f534" style:font-style-asian="normal" style:font-style-complex="normal"/>
    </style:style>
    <style:style style:name="T3" style:family="text">
      <style:text-properties fo:font-style="normal" officeooo:rsid="00171c89" style:font-style-asian="normal" style:font-style-complex="normal"/>
    </style:style>
    <style:style style:name="T4" style:family="text">
      <style:text-properties fo:font-style="normal" officeooo:rsid="001a8d23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3fca3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71c89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15f534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71c89" style:font-style-asian="normal" style:font-weight-asian="bold" style:font-style-complex="normal" style:font-weight-complex="bold"/>
    </style:style>
    <style:style style:name="T10" style:family="text">
      <style:text-properties officeooo:rsid="001a8d23"/>
    </style:style>
    <style:style style:name="T11" style:family="text">
      <style:text-properties officeooo:rsid="001a96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eryone present</text:p>
      <text:p text:style-name="P3"/>
      <text:p text:style-name="P9">Recap:</text:p>
      <text:list xml:id="list4088121898" text:style-name="L1">
        <text:list-item>
          <text:p text:style-name="P20"><text:span text:style-name="T1">Discussed what we have done so far (</text:span>as per slides<text:span text:style-name="T1">)</text:span></text:p>
          <text:list>
            <text:list-item>
              <text:list>
                <text:list-item>
                  <text:p text:style-name="P20"><text:span text:style-name="T4">Revised o</text:span><text:span text:style-name="T3">utcome </text:span><text:span text:style-name="T4">of previous m</text:span><text:span text:style-name="T1">eeting</text:span><text:span text:style-name="T3">s</text:span></text:p>
                </text:list-item>
                <text:list-item>
                  <text:p text:style-name="P4">Hardware</text:p>
                  <text:list>
                    <text:list-item>
                      <text:list>
                        <text:list-item>
                          <text:p text:style-name="P8">Purchased initial Raspberry Pi and controller</text:p>
                        </text:list-item>
                      </text:list>
                    </text:list-item>
                  </text:list>
                </text:list-item>
                <text:list-item>
                  <text:p text:style-name="P4">Software</text:p>
                  <text:list>
                    <text:list-item>
                      <text:p text:style-name="P4">Requirements</text:p>
                    </text:list-item>
                    <text:list-item>
                      <text:p text:style-name="P4">Prototype one demo – Flappy Satellite</text:p>
                    </text:list-item>
                    <text:list-item>
                      <text:p text:style-name="P4">Prototype two demo – Snake Satellite</text:p>
                      <text:p text:style-name="P4"/>
                    </text:list-item>
                  </text:list>
                </text:list-item>
                <text:list-item>
                  <text:p text:style-name="P4">Neural Network</text:p>
                  <text:list>
                    <text:list-item>
                      <text:p text:style-name="P4">Python based</text:p>
                      <text:list>
                        <text:list-item>
                          <text:p text:style-name="P4">ID diabetes</text:p>
                        </text:list-item>
                        <text:list-item>
                          <text:p text:style-name="P4">Cats &amp; Dogs</text:p>
                        </text:list-item>
                        <text:list-item>
                          <text:p text:style-name="P4">Colour recognition</text:p>
                        </text:list-item>
                      </text:list>
                    </text:list-item>
                    <text:list-item>
                      <text:p text:style-name="P6">Training on pi is quiet difficult</text:p>
                      <text:list>
                        <text:list-item>
                          <text:p text:style-name="P8">Training on lab p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9">Feedback:</text:p>
      <text:list xml:id="list1062840736" text:style-name="L2">
        <text:list-item>
          <text:p text:style-name="P12"><text:span text:style-name="T10">Customer w</text:span>ant<text:span text:style-name="T10">s</text:span> to go with Flappy Satellite</text:p>
          <text:p text:style-name="P12"/>
          <text:list>
            <text:list-item>
              <text:p text:style-name="P12">Stop calling it Flappy Satellite</text:p>
              <text:list>
                <text:list-item>
                  <text:p text:style-name="P12">New name</text:p>
                  <text:p text:style-name="P12"/>
                </text:list-item>
              </text:list>
            </text:list-item>
            <text:list-item>
              <text:p text:style-name="P22"><text:span text:style-name="T1">Update </text:span><text:span text:style-name="T3">Report</text:span><text:span text:style-name="T1">:</text:span></text:p>
              <text:list>
                <text:list-item>
                  <text:p text:style-name="P12">How Neural Network plays out</text:p>
                </text:list-item>
                <text:list-item>
                  <text:p text:style-name="P12">Flesh out gameplay</text:p>
                  <text:list>
                    <text:list-item>
                      <text:p text:style-name="P12">Wireframes</text:p>
                    </text:list-item>
                    <text:list-item>
                      <text:p text:style-name="P12">Video demo</text:p>
                      <text:p text:style-name="P12"/>
                    </text:list-item>
                  </text:list>
                </text:list-item>
              </text:list>
            </text:list-item>
            <text:list-item>
              <text:p text:style-name="P12"><text:span text:style-name="T11">What the customer wants the </text:span>Neural Network <text:span text:style-name="T11">to do</text:span>:</text:p>
              <text:list>
                <text:list-item>
                  <text:p text:style-name="P15">Neural Network finds co-ordinates</text:p>
                  <text:list>
                    <text:list-item>
                      <text:p text:style-name="P15">Constant updated</text:p>
                    </text:list-item>
                  </text:list>
                </text:list-item>
                <text:list-item>
                  <text:p text:style-name="P15">ID <text:span text:style-name="T11">emergencies</text:span></text:p>
                  <text:list>
                    <text:list-item>
                      <text:p text:style-name="P15">Pattern recognition</text:p>
                    </text:list-item>
                    <text:list-item>
                      <text:p text:style-name="P15">Don’t use colours, just use images</text:p>
                      <text:list>
                        <text:list-item>
                          <text:p text:style-name="P15">Break image into smaller segment</text:p>
                        </text:list-item>
                        <text:list-item>
                          <text:p text:style-name="P15">Fires, Floods,Mining</text:p>
                        </text:list-item>
                      </text:list>
                    </text:list-item>
                    <text:list-item>
                      <text:p text:style-name="P23"><text:span text:style-name="T3">Look into </text:span><text:span text:style-name="T1">Recurrent neural network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9">Future plans:</text:p>
      <text:list xml:id="list2435349472" text:style-name="L3">
        <text:list-item>
          <text:p text:style-name="P16">Features:</text:p>
          <text:list>
            <text:list-item>
              <text:p text:style-name="P16">Neural network fire</text:p>
              <text:list>
                <text:list-item>
                  <text:p text:style-name="P16">Involved in game somehow/ on raspberry pi</text:p>
                </text:list-item>
              </text:list>
            </text:list-item>
            <text:list-item>
              <text:p text:style-name="P24"><text:span text:style-name="T1">Find a new name </text:span><text:span text:style-name="T3">(</text:span><text:span text:style-name="T9">High Priority)</text:span></text:p>
            </text:list-item>
            <text:list-item>
              <text:p text:style-name="P24"><text:span text:style-name="T1">Flesh out proposal </text:span><text:span text:style-name="T3">(</text:span><text:span text:style-name="T9">High Priority)</text:span></text:p>
            </text:list-item>
            <text:list-item>
              <text:p text:style-name="P16">Performance – Playable/achievable</text:p>
              <text:list>
                <text:list-item>
                  <text:p text:style-name="P16">Hardware</text:p>
                </text:list-item>
              </text:list>
            </text:list-item>
            <text:list-item>
              <text:p text:style-name="P24"><text:soft-page-break/><text:span text:style-name="T1">Further research into NN, CNN, <text:s/>RNN </text:span><text:span text:style-name="T2">(</text:span><text:span text:style-name="T8">High priority)</text:span><text:span text:style-name="T1"> </text:span></text:p>
            </text:list-item>
          </text:list>
        </text:list-item>
      </text:list>
      <text:p text:style-name="P3"/>
      <text:p text:style-name="P10"/>
      <text:p text:style-name="P10"/>
      <text:p text:style-name="P10"/>
      <text:p text:style-name="P10">Other notes:</text:p>
      <text:list xml:id="list2917132374" text:style-name="L4">
        <text:list-item>
          <text:p text:style-name="P25"><text:span text:style-name="T5">Option to use neural stick for powering </text:span><text:span text:style-name="T6">R</text:span><text:span text:style-name="T5">aspberry </text:span><text:span text:style-name="T6">P</text:span><text:span text:style-name="T5">i Neural Network, </text:span><text:span text:style-name="T7">if all other options fail</text:span></text:p>
        </text:list-item>
        <text:list-item>
          <text:p text:style-name="P25"><text:span text:style-name="T7">Look into free Cloud based </text:span><text:span text:style-name="T5">Neural Network, </text:span></text:p>
        </text:list-item>
        <text:list-item>
          <text:p text:style-name="P17">Getting data</text:p>
        </text:list-item>
        <text:list-item>
          <text:p text:style-name="P17">Beefing up concept</text:p>
        </text:list-item>
        <text:list-item>
          <text:p text:style-name="P17">Get line in the sand</text:p>
        </text:list-item>
        <text:list-item>
          <text:p text:style-name="P17">Main game</text:p>
        </text:list-item>
      </text:list>
      <text:list xml:id="list141410064317411" text:continue-list="list4088121898" text:style-name="L1">
        <text:list-item>
          <text:p text:style-name="P21"><text:span text:style-name="T1">Michel mentioned we can use training software </text:span><text:span text:style-name="T3">on university GPU</text:span></text:p>
          <text:list>
            <text:list-item>
              <text:list>
                <text:list-item>
                  <text:p text:style-name="P5">Send email to him</text:p>
                </text:list-item>
              </text:list>
            </text:list-item>
          </text:list>
        </text:list-item>
      </text:list>
      <text:p text:style-name="P14"/>
      <text:p text:style-name="P11">Deliverables from Customer:</text:p>
      <text:list xml:id="list2861905907" text:style-name="L5">
        <text:list-item>
          <text:p text:style-name="P18">Flesh out game proposal</text:p>
        </text:list-item>
        <text:list-item>
          <text:p text:style-name="P18">Find a new name</text:p>
        </text:list-item>
        <text:list-item>
          <text:p text:style-name="P18">Neural Network on Raspberry Pi</text:p>
        </text:list-item>
        <text:list-item>
          <text:p text:style-name="P18">Research into RNN</text:p>
        </text:list-item>
        <text:list-item>
          <text:p text:style-name="P18">Run game Raspberry Pi to asses performance with hardware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3b80" officeooo:paragraph-rsid="00123b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eeting 3 - 14/11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9:44:35.252423044</meta:creation-date>
    <dc:date>2018-11-14T14:14:08.340622656</dc:date>
    <meta:editing-duration>PT1H39M1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64" meta:word-count="298" meta:character-count="1567" meta:non-whitespace-character-count="1380"/>
  </office:meta>
</office:document-meta>
</file>